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65in"/>
    </style:style>
    <style:style style:name="co2" style:family="table-column">
      <style:table-column-properties fo:break-before="auto" style:column-width="3.4839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1.4902in"/>
    </style:style>
    <style:style style:name="co5" style:family="table-column">
      <style:table-column-properties fo:break-before="auto" style:column-width="1.5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52"/>
    <style:style style:name="ce4" style:family="table-cell" style:parent-style-name="Default" style:data-style-name="N121">
      <style:table-cell-properties fo:border="0.06pt solid #000000"/>
    </style:style>
    <style:style style:name="ce6" style:family="table-cell" style:parent-style-name="Default" style:data-style-name="N121"/>
    <style:style style:name="ce7" style:family="table-cell" style:parent-style-name="Default" style:data-style-name="N61"/>
    <style:style style:name="ce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3" table:default-cell-style-name="Default"/>
        <table:table-column table:style-name="co3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4"/>
          <table:table-cell table:style-name="ce9"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Curve Type</text:p>
          </table:table-cell>
          <table:table-cell table:number-columns-repeated="4" table:style-name="ce1" office:value-type="string" calcext:value-type="string">
            <text:p>TEARDROP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User Feedrate Command FC (mm/s)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User Lamda Acceleration Safety Factor</text:p>
          </table:table-cell>
          <table:table-cell table:number-columns-repeated="4" table:style-name="ce1" office:value-type="float" office:value="0.18" calcext:value-type="float">
            <text:p>0.18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Total number interpolated points</text:p>
          </table:table-cell>
          <table:table-cell table:style-name="ce1" office:value-type="float" office:value="10261" calcext:value-type="float">
            <text:p>10261</text:p>
          </table:table-cell>
          <table:table-cell table:style-name="ce1" office:value-type="float" office:value="7599" calcext:value-type="float">
            <text:p>7599</text:p>
          </table:table-cell>
          <table:table-cell table:number-columns-repeated="2" table:style-name="ce1" office:value-type="float" office:value="7347" calcext:value-type="float">
            <text:p>7347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Total chord length (mm)</text:p>
          </table:table-cell>
          <table:table-cell table:style-name="ce4" office:value-type="float" office:value="101.8356732173" calcext:value-type="float">
            <text:p>1.018356732173E+02</text:p>
          </table:table-cell>
          <table:table-cell table:style-name="ce4" office:value-type="float" office:value="101.8418655699" calcext:value-type="float">
            <text:p>1.018418655699E+02</text:p>
          </table:table-cell>
          <table:table-cell table:style-name="ce4" office:value-type="float" office:value="101.8595666011" calcext:value-type="float">
            <text:p>1.018595666011E+02</text:p>
          </table:table-cell>
          <table:table-cell table:style-name="ce4" office:value-type="float" office:value="101.8355608386" calcext:value-type="float">
            <text:p>1.018355608386E+02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Average chord length (mm)</text:p>
          </table:table-cell>
          <table:table-cell table:style-name="ce4" office:value-type="float" office:value="0.009925504212216" calcext:value-type="float">
            <text:p>9.925504212216E-03</text:p>
          </table:table-cell>
          <table:table-cell table:style-name="ce4" office:value-type="float" office:value="0.01340377277834" calcext:value-type="float">
            <text:p>1.340377277834E-02</text:p>
          </table:table-cell>
          <table:table-cell table:style-name="ce4" office:value-type="float" office:value="0.01386599055283" calcext:value-type="float">
            <text:p>1.386599055283E-02</text:p>
          </table:table-cell>
          <table:table-cell table:style-name="ce4" office:value-type="float" office:value="0.01386272268427" calcext:value-type="float">
            <text:p>1.386272268427E-02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Total chord error (mm)</text:p>
          </table:table-cell>
          <table:table-cell table:style-name="ce4" office:value-type="float" office:value="0.005809737838076" calcext:value-type="float">
            <text:p>5.809737838076E-03</text:p>
          </table:table-cell>
          <table:table-cell table:style-name="ce4" office:value-type="float" office:value="0.00714080716286" calcext:value-type="float">
            <text:p>7.140807162860E-03</text:p>
          </table:table-cell>
          <table:table-cell table:style-name="ce4" office:value-type="float" office:value="0.007336793707381" calcext:value-type="float">
            <text:p>7.336793707381E-03</text:p>
          </table:table-cell>
          <table:table-cell table:style-name="ce4" office:value-type="float" office:value="0.007335147000398" calcext:value-type="float">
            <text:p>7.335147000398E-03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Average chord error (mm)</text:p>
          </table:table-cell>
          <table:table-cell table:style-name="ce4" office:value-type="float" office:value="0.0000005662512512745" calcext:value-type="float">
            <text:p>5.662512512745E-07</text:p>
          </table:table-cell>
          <table:table-cell table:style-name="ce4" office:value-type="float" office:value="0.0000009398272128007" calcext:value-type="float">
            <text:p>9.398272128007E-07</text:p>
          </table:table-cell>
          <table:table-cell table:style-name="ce4" office:value-type="float" office:value="0.0000009987467611463" calcext:value-type="float">
            <text:p>9.987467611463E-07</text:p>
          </table:table-cell>
          <table:table-cell table:style-name="ce4" office:value-type="float" office:value="0.0000009985225973861" calcext:value-type="float">
            <text:p>9.985225973861E-07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EFF1: Total chord error (mm)/Total chord length (mm) </text:p>
          </table:table-cell>
          <table:table-cell table:style-name="ce4" office:value-type="float" office:value="0.00005705012452441" calcext:value-type="float">
            <text:p>5.705012452441E-05</text:p>
          </table:table-cell>
          <table:table-cell table:style-name="ce4" office:value-type="float" office:value="0.00007011661778683" calcext:value-type="float">
            <text:p>7.011661778683E-05</text:p>
          </table:table-cell>
          <table:table-cell table:style-name="ce4" office:value-type="float" office:value="0.00007202851879506" calcext:value-type="float">
            <text:p>7.202851879506E-05</text:p>
          </table:table-cell>
          <table:table-cell table:style-name="ce4" office:value-type="float" office:value="0.00007202932786929" calcext:value-type="float">
            <text:p>7.202932786929E-05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Total arc length (mm)</text:p>
          </table:table-cell>
          <table:table-cell table:style-name="ce4" office:value-type="float" office:value="101.835675112" calcext:value-type="float">
            <text:p>1.018356751120E+02</text:p>
          </table:table-cell>
          <table:table-cell table:style-name="ce4" office:value-type="float" office:value="101.8418673355" calcext:value-type="float">
            <text:p>1.018418673355E+02</text:p>
          </table:table-cell>
          <table:table-cell table:style-name="ce4" office:value-type="float" office:value="101.8595646107" calcext:value-type="float">
            <text:p>1.018595646107E+02</text:p>
          </table:table-cell>
          <table:table-cell table:style-name="ce4" office:value-type="float" office:value="101.8355654409" calcext:value-type="float">
            <text:p>1.018355654409E+02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Average arc length (mm)</text:p>
          </table:table-cell>
          <table:table-cell table:style-name="ce4" office:value-type="float" office:value="0.009925504396882" calcext:value-type="float">
            <text:p>9.925504396882E-03</text:p>
          </table:table-cell>
          <table:table-cell table:style-name="ce4" office:value-type="float" office:value="0.01340377301072" calcext:value-type="float">
            <text:p>1.340377301072E-02</text:p>
          </table:table-cell>
          <table:table-cell table:style-name="ce4" office:value-type="float" office:value="0.01386599028188" calcext:value-type="float">
            <text:p>1.386599028188E-02</text:p>
          </table:table-cell>
          <table:table-cell table:style-name="ce4" office:value-type="float" office:value="0.01386272331077" calcext:value-type="float">
            <text:p>1.386272331077E-02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Total arc theta (rad)</text:p>
          </table:table-cell>
          <table:table-cell table:style-name="ce4" office:value-type="float" office:value="4.712304324578" calcext:value-type="float">
            <text:p>4.712304324578E+00</text:p>
          </table:table-cell>
          <table:table-cell table:style-name="ce4" office:value-type="float" office:value="4.71226880577" calcext:value-type="float">
            <text:p>4.712268805770E+00</text:p>
          </table:table-cell>
          <table:table-cell table:style-name="ce4" office:value-type="float" office:value="4.712349787227" calcext:value-type="float">
            <text:p>4.712349787227E+00</text:p>
          </table:table-cell>
          <table:table-cell table:style-name="ce4" office:value-type="float" office:value="4.712123379377" calcext:value-type="float">
            <text:p>4.712123379377E+00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Average arc theta (rad)</text:p>
          </table:table-cell>
          <table:table-cell table:style-name="ce4" office:value-type="float" office:value="0.0004592889205241" calcext:value-type="float">
            <text:p>4.592889205241E-04</text:p>
          </table:table-cell>
          <table:table-cell table:style-name="ce4" office:value-type="float" office:value="0.0006201985793327" calcext:value-type="float">
            <text:p>6.201985793327E-04</text:p>
          </table:table-cell>
          <table:table-cell table:style-name="ce4" office:value-type="float" office:value="0.0006414851330284" calcext:value-type="float">
            <text:p>6.414851330284E-04</text:p>
          </table:table-cell>
          <table:table-cell table:style-name="ce4" office:value-type="float" office:value="0.0006414543124663" calcext:value-type="float">
            <text:p>6.414543124663E-04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Total arc area (mm2)</text:p>
          </table:table-cell>
          <table:table-cell table:style-name="ce4" office:value-type="float" office:value="0.00003822127588087" calcext:value-type="float">
            <text:p>3.822127588087E-05</text:p>
          </table:table-cell>
          <table:table-cell table:style-name="ce4" office:value-type="float" office:value="0.00006182290957317" calcext:value-type="float">
            <text:p>6.182290957317E-05</text:p>
          </table:table-cell>
          <table:table-cell table:style-name="ce4" office:value-type="float" office:value="0.00006781012634326" calcext:value-type="float">
            <text:p>6.781012634326E-05</text:p>
          </table:table-cell>
          <table:table-cell table:style-name="ce4" office:value-type="float" office:value="0.00006777759239889" calcext:value-type="float">
            <text:p>6.777759239889E-05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Average arc area (mm2)</text:p>
          </table:table-cell>
          <table:table-cell table:style-name="ce4" office:value-type="float" office:value="0.000000003725270553691" calcext:value-type="float">
            <text:p>3.725270553691E-09</text:p>
          </table:table-cell>
          <table:table-cell table:style-name="ce4" office:value-type="float" office:value="0.00000000813673461084" calcext:value-type="float">
            <text:p>8.136734610840E-09</text:p>
          </table:table-cell>
          <table:table-cell table:style-name="ce4" office:value-type="float" office:value="0.000000009230891143923" calcext:value-type="float">
            <text:p>9.230891143923E-09</text:p>
          </table:table-cell>
          <table:table-cell table:style-name="ce4" office:value-type="float" office:value="0.000000009226462346704" calcext:value-type="float">
            <text:p>9.226462346704E-09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EFF2: Total arc area (mm2)/Total number of chords</text:p>
          </table:table-cell>
          <table:table-cell table:style-name="ce4" office:value-type="float" office:value="0.00005705012452441" calcext:value-type="float">
            <text:p>5.705012452441E-05</text:p>
          </table:table-cell>
          <table:table-cell table:style-name="ce4" office:value-type="float" office:value="0.00007011661778683" calcext:value-type="float">
            <text:p>7.011661778683E-05</text:p>
          </table:table-cell>
          <table:table-cell table:style-name="ce4" office:value-type="float" office:value="0.00007202851879506" calcext:value-type="float">
            <text:p>7.202851879506E-05</text:p>
          </table:table-cell>
          <table:table-cell table:style-name="ce4" office:value-type="float" office:value="0.00007202932786929" calcext:value-type="float">
            <text:p>7.202932786929E-05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Algorithm simulation runtime (s) on computer</text:p>
          </table:table-cell>
          <table:table-cell table:style-name="ce1" office:value-type="float" office:value="5.231051384" calcext:value-type="float">
            <text:p>5.231051384</text:p>
          </table:table-cell>
          <table:table-cell table:style-name="ce8" office:value-type="float" office:value="21.436404809" calcext:value-type="float">
            <text:p>21.436404809</text:p>
          </table:table-cell>
          <table:table-cell table:style-name="ce8" office:value-type="float" office:value="30.17945113" calcext:value-type="float">
            <text:p>30.17945113</text:p>
          </table:table-cell>
          <table:table-cell table:style-name="ce1" office:value-type="float" office:value="34.598584633" calcext:value-type="float">
            <text:p>34.598584633</text:p>
          </table:table-cell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urve Type</text:p>
          </table:table-cell>
          <table:table-cell table:style-name="Default"/>
          <table:table-cell/>
          <table:table-cell table:number-columns-repeated="4" table:style-name="ce9" office:value-type="string" calcext:value-type="string">
            <text:p>BUTTERFL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ser Feedrate Command FC (mm/s)</text:p>
          </table:table-cell>
          <table:table-cell table:style-name="Default"/>
          <table:table-cell/>
          <table:table-cell table:style-name="ce9" office:value-type="float" office:value="10" calcext:value-type="float">
            <text:p>1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ser Lamda Accn Safety Factor</text:p>
          </table:table-cell>
          <table:table-cell table:style-name="Default"/>
          <table:table-cell/>
          <table:table-cell table:number-columns-repeated="4" table:style-name="ce9" office:value-type="float" office:value="0.18" calcext:value-type="float">
            <text:p>0.1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TEARDROP TOT INTERPOLATED POINTS </text:p>
          </table:table-cell>
          <table:table-cell table:style-name="ce6" office:value-type="float" office:value="-10261" calcext:value-type="float">
            <text:p>-1.026100000000E+04</text:p>
          </table:table-cell>
          <table:table-cell/>
          <table:table-cell table:style-name="ce18" table:formula="of:=[.C25]*(-1)" office:value-type="float" office:value="10261" calcext:value-type="float">
            <text:p>10261</text:p>
          </table:table-cell>
          <table:table-cell table:style-name="ce9" office:value-type="float" office:value="7599" calcext:value-type="float">
            <text:p>7599</text:p>
          </table:table-cell>
          <table:table-cell table:number-columns-repeated="2" table:style-name="ce9" office:value-type="float" office:value="7347" calcext:value-type="float">
            <text:p>734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TEARDROP SUM CHORD-LENGTH (mm) <text:s text:c="2"/></text:p>
          </table:table-cell>
          <table:table-cell table:style-name="ce6" office:value-type="float" office:value="-101.8356732173" calcext:value-type="float">
            <text:p>-1.018356732173E+02</text:p>
          </table:table-cell>
          <table:table-cell/>
          <table:table-cell table:formula="of:=[.C26]*(-1)" office:value-type="float" office:value="101.8356732173" calcext:value-type="float">
            <text:p>1.018356732173E+02</text:p>
          </table:table-cell>
          <table:table-cell table:style-name="ce6" office:value-type="float" office:value="101.8418655699" calcext:value-type="float">
            <text:p>1.018418655699E+02</text:p>
          </table:table-cell>
          <table:table-cell table:style-name="ce6" office:value-type="float" office:value="101.8595666011" calcext:value-type="float">
            <text:p>1.018595666011E+02</text:p>
          </table:table-cell>
          <table:table-cell table:style-name="ce6" office:value-type="float" office:value="101.8355608386" calcext:value-type="float">
            <text:p>1.018355608386E+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TEARDROP AVG CHORD-LENGTH (mm) <text:s text:c="2"/></text:p>
          </table:table-cell>
          <table:table-cell table:style-name="ce6" office:value-type="float" office:value="-0.009925504212216" calcext:value-type="float">
            <text:p>-9.925504212216E-03</text:p>
          </table:table-cell>
          <table:table-cell/>
          <table:table-cell table:formula="of:=[.C27]*(-1)" office:value-type="float" office:value="0.009925504212216" calcext:value-type="float">
            <text:p>9.925504212216E-03</text:p>
          </table:table-cell>
          <table:table-cell table:style-name="ce6" office:value-type="float" office:value="0.01340377277834" calcext:value-type="float">
            <text:p>1.340377277834E-02</text:p>
          </table:table-cell>
          <table:table-cell table:style-name="ce6" office:value-type="float" office:value="0.01386599055283" calcext:value-type="float">
            <text:p>1.386599055283E-02</text:p>
          </table:table-cell>
          <table:table-cell table:style-name="ce6" office:value-type="float" office:value="0.01386272268427" calcext:value-type="float">
            <text:p>1.386272268427E-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TEARDROP SUM CHORD-ERROR <text:s/>(mm) <text:s text:c="2"/></text:p>
          </table:table-cell>
          <table:table-cell table:style-name="ce6" office:value-type="float" office:value="-0.005809737838076" calcext:value-type="float">
            <text:p>-5.809737838076E-03</text:p>
          </table:table-cell>
          <table:table-cell/>
          <table:table-cell table:formula="of:=[.C28]*(-1)" office:value-type="float" office:value="0.005809737838076" calcext:value-type="float">
            <text:p>5.809737838076E-03</text:p>
          </table:table-cell>
          <table:table-cell table:style-name="ce6" office:value-type="float" office:value="0.00714080716286" calcext:value-type="float">
            <text:p>7.140807162860E-03</text:p>
          </table:table-cell>
          <table:table-cell table:style-name="ce6" office:value-type="float" office:value="0.007336793707381" calcext:value-type="float">
            <text:p>7.336793707381E-03</text:p>
          </table:table-cell>
          <table:table-cell table:style-name="ce6" office:value-type="float" office:value="0.007335147000398" calcext:value-type="float">
            <text:p>7.335147000398E-0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TEARDROP AVG CHORD-ERROR <text:s/>(mm) <text:s text:c="2"/></text:p>
          </table:table-cell>
          <table:table-cell table:style-name="ce6" office:value-type="float" office:value="-0.0000005662512512745" calcext:value-type="float">
            <text:p>-5.662512512745E-07</text:p>
          </table:table-cell>
          <table:table-cell/>
          <table:table-cell table:formula="of:=[.C29]*(-1)" office:value-type="float" office:value="0.0000005662512512745" calcext:value-type="float">
            <text:p>5.662512512745E-07</text:p>
          </table:table-cell>
          <table:table-cell table:style-name="ce6" office:value-type="float" office:value="0.0000009398272128007" calcext:value-type="float">
            <text:p>9.398272128007E-07</text:p>
          </table:table-cell>
          <table:table-cell table:style-name="ce6" office:value-type="float" office:value="0.0000009987467611463" calcext:value-type="float">
            <text:p>9.987467611463E-07</text:p>
          </table:table-cell>
          <table:table-cell table:style-name="ce6" office:value-type="float" office:value="0.0000009985225973861" calcext:value-type="float">
            <text:p>9.985225973861E-0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TEARDROP EFFICIENCY ERROR/CHORD <text:s/></text:p>
          </table:table-cell>
          <table:table-cell table:style-name="ce6" office:value-type="float" office:value="-0.00005705012452441" calcext:value-type="float">
            <text:p>-5.705012452441E-05</text:p>
          </table:table-cell>
          <table:table-cell/>
          <table:table-cell table:formula="of:=[.C30]*(-1)" office:value-type="float" office:value="0.00005705012452441" calcext:value-type="float">
            <text:p>5.705012452441E-05</text:p>
          </table:table-cell>
          <table:table-cell table:style-name="ce6" office:value-type="float" office:value="0.00007011661778683" calcext:value-type="float">
            <text:p>7.011661778683E-05</text:p>
          </table:table-cell>
          <table:table-cell table:style-name="ce6" office:value-type="float" office:value="0.00007202851879506" calcext:value-type="float">
            <text:p>7.202851879506E-05</text:p>
          </table:table-cell>
          <table:table-cell table:style-name="ce6" office:value-type="float" office:value="0.00007202932786929" calcext:value-type="float">
            <text:p>7.202932786929E-0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TEARDROP SUM ARC-LENGTH <text:s text:c="2"/>(mm) <text:s text:c="2"/></text:p>
          </table:table-cell>
          <table:table-cell table:style-name="ce6" office:value-type="float" office:value="-101.835675112" calcext:value-type="float">
            <text:p>-1.018356751120E+02</text:p>
          </table:table-cell>
          <table:table-cell/>
          <table:table-cell table:formula="of:=[.C31]*(-1)" office:value-type="float" office:value="101.835675112" calcext:value-type="float">
            <text:p>1.018356751120E+02</text:p>
          </table:table-cell>
          <table:table-cell table:style-name="ce6" office:value-type="float" office:value="101.8418673355" calcext:value-type="float">
            <text:p>1.018418673355E+02</text:p>
          </table:table-cell>
          <table:table-cell table:style-name="ce6" office:value-type="float" office:value="101.8595646107" calcext:value-type="float">
            <text:p>1.018595646107E+02</text:p>
          </table:table-cell>
          <table:table-cell table:style-name="ce6" office:value-type="float" office:value="101.8355654409" calcext:value-type="float">
            <text:p>1.018355654409E+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TEARDROP AVG ARC-LENGTH <text:s text:c="2"/>(mm) <text:s text:c="2"/></text:p>
          </table:table-cell>
          <table:table-cell table:style-name="ce6" office:value-type="float" office:value="-0.009925504396882" calcext:value-type="float">
            <text:p>-9.925504396882E-03</text:p>
          </table:table-cell>
          <table:table-cell/>
          <table:table-cell table:formula="of:=[.C32]*(-1)" office:value-type="float" office:value="0.009925504396882" calcext:value-type="float">
            <text:p>9.925504396882E-03</text:p>
          </table:table-cell>
          <table:table-cell table:style-name="ce6" office:value-type="float" office:value="0.01340377301072" calcext:value-type="float">
            <text:p>1.340377301072E-02</text:p>
          </table:table-cell>
          <table:table-cell table:style-name="ce6" office:value-type="float" office:value="0.01386599028188" calcext:value-type="float">
            <text:p>1.386599028188E-02</text:p>
          </table:table-cell>
          <table:table-cell table:style-name="ce6" office:value-type="float" office:value="0.01386272331077" calcext:value-type="float">
            <text:p>1.386272331077E-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TEARDROP SUM ARC-THETA <text:s text:c="3"/>(rad) <text:s/></text:p>
          </table:table-cell>
          <table:table-cell table:style-name="ce6" office:value-type="float" office:value="-4.712304324578" calcext:value-type="float">
            <text:p>-4.712304324578E+00</text:p>
          </table:table-cell>
          <table:table-cell/>
          <table:table-cell table:formula="of:=[.C33]*(-1)" office:value-type="float" office:value="4.712304324578" calcext:value-type="float">
            <text:p>4.712304324578E+00</text:p>
          </table:table-cell>
          <table:table-cell table:style-name="ce6" office:value-type="float" office:value="4.71226880577" calcext:value-type="float">
            <text:p>4.712268805770E+00</text:p>
          </table:table-cell>
          <table:table-cell table:style-name="ce6" office:value-type="float" office:value="4.712349787227" calcext:value-type="float">
            <text:p>4.712349787227E+00</text:p>
          </table:table-cell>
          <table:table-cell table:style-name="ce6" office:value-type="float" office:value="4.712123379377" calcext:value-type="float">
            <text:p>4.712123379377E+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TEARDROP AVG ARC-THETA <text:s text:c="3"/>(rad) <text:s/></text:p>
          </table:table-cell>
          <table:table-cell table:style-name="ce6" office:value-type="float" office:value="-0.0004592889205241" calcext:value-type="float">
            <text:p>-4.592889205241E-04</text:p>
          </table:table-cell>
          <table:table-cell/>
          <table:table-cell table:formula="of:=[.C34]*(-1)" office:value-type="float" office:value="0.0004592889205241" calcext:value-type="float">
            <text:p>4.592889205241E-04</text:p>
          </table:table-cell>
          <table:table-cell table:style-name="ce6" office:value-type="float" office:value="0.0006201985793327" calcext:value-type="float">
            <text:p>6.201985793327E-04</text:p>
          </table:table-cell>
          <table:table-cell table:style-name="ce6" office:value-type="float" office:value="0.0006414851330284" calcext:value-type="float">
            <text:p>6.414851330284E-04</text:p>
          </table:table-cell>
          <table:table-cell table:style-name="ce6" office:value-type="float" office:value="0.0006414543124663" calcext:value-type="float">
            <text:p>6.414543124663E-0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TEARDROP SUM ARC-AREA <text:s text:c="4"/>(mm2) <text:s/></text:p>
          </table:table-cell>
          <table:table-cell table:style-name="ce6" office:value-type="float" office:value="-0.00003822127588087" calcext:value-type="float">
            <text:p>-3.822127588087E-05</text:p>
          </table:table-cell>
          <table:table-cell/>
          <table:table-cell table:formula="of:=[.C35]*(-1)" office:value-type="float" office:value="0.00003822127588087" calcext:value-type="float">
            <text:p>3.822127588087E-05</text:p>
          </table:table-cell>
          <table:table-cell table:style-name="ce6" office:value-type="float" office:value="0.00006182290957317" calcext:value-type="float">
            <text:p>6.182290957317E-05</text:p>
          </table:table-cell>
          <table:table-cell table:style-name="ce6" office:value-type="float" office:value="0.00006781012634326" calcext:value-type="float">
            <text:p>6.781012634326E-05</text:p>
          </table:table-cell>
          <table:table-cell table:style-name="ce6" office:value-type="float" office:value="0.00006777759239889" calcext:value-type="float">
            <text:p>6.777759239889E-0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TEARDROP AVG ARC-AREA <text:s text:c="4"/>(mm2) <text:s/></text:p>
          </table:table-cell>
          <table:table-cell table:style-name="ce6" office:value-type="float" office:value="-0.000000003725270553691" calcext:value-type="float">
            <text:p>-3.725270553691E-09</text:p>
          </table:table-cell>
          <table:table-cell/>
          <table:table-cell table:formula="of:=[.C36]*(-1)" office:value-type="float" office:value="0.000000003725270553691" calcext:value-type="float">
            <text:p>3.725270553691E-09</text:p>
          </table:table-cell>
          <table:table-cell table:style-name="ce6" office:value-type="float" office:value="0.00000000813673461084" calcext:value-type="float">
            <text:p>8.136734610840E-09</text:p>
          </table:table-cell>
          <table:table-cell table:style-name="ce6" office:value-type="float" office:value="0.000000009230891143923" calcext:value-type="float">
            <text:p>9.230891143923E-09</text:p>
          </table:table-cell>
          <table:table-cell table:style-name="ce6" office:value-type="float" office:value="0.000000009226462346704" calcext:value-type="float">
            <text:p>9.226462346704E-0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TEARDROP EFFICIENCY AREA/ARC <text:s text:c="4"/></text:p>
          </table:table-cell>
          <table:table-cell table:style-name="ce6" office:value-type="float" office:value="-0.00005705012452441" calcext:value-type="float">
            <text:p>-5.705012452441E-05</text:p>
          </table:table-cell>
          <table:table-cell/>
          <table:table-cell table:formula="of:=[.C37]*(-1)" office:value-type="float" office:value="0.00005705012452441" calcext:value-type="float">
            <text:p>5.705012452441E-05</text:p>
          </table:table-cell>
          <table:table-cell table:style-name="ce6" office:value-type="float" office:value="0.00007011661778683" calcext:value-type="float">
            <text:p>7.011661778683E-05</text:p>
          </table:table-cell>
          <table:table-cell table:style-name="ce6" office:value-type="float" office:value="0.00007202851879506" calcext:value-type="float">
            <text:p>7.202851879506E-05</text:p>
          </table:table-cell>
          <table:table-cell table:style-name="ce6" office:value-type="float" office:value="0.00007202932786929" calcext:value-type="float">
            <text:p>7.202932786929E-0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 office:value-type="date" office:date-value="2023-09-30T23:14:27.64" calcext:value-type="date">
            <text:p>2023-09-30 23:14:27</text:p>
          </table:table-cell>
          <table:table-cell table:style-name="Default" office:value-type="string" calcext:value-type="string">
            <text:p>Total program run duration <text:s text:c="2"/></text:p>
          </table:table-cell>
          <table:table-cell office:value-type="string" calcext:value-type="string">
            <text:p><text:s/>5.231051384 seconds. 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20-L0.18-A27-TEARDROP (9) ALGORITHM EFFICIENCY STATISTICS 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20-L0.18-A27-TEARDROP TOT INTERPOLATED POINTS </text:p>
          </table:table-cell>
          <table:table-cell table:style-name="Default" office:value-type="float" office:value="-7599" calcext:value-type="float">
            <text:p>-7599</text:p>
          </table:table-cell>
          <table:table-cell/>
          <table:table-cell table:style-name="Default" table:formula="of:=(-1)*[.C43]" office:value-type="float" office:value="7599" calcext:value-type="float">
            <text:p>759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20-L0.18-A27-TEARDROP SUM CHORD-LENGTH (mm) <text:s text:c="2"/></text:p>
          </table:table-cell>
          <table:table-cell office:value-type="float" office:value="-101.8418655699" calcext:value-type="float">
            <text:p>-1.02E+02</text:p>
          </table:table-cell>
          <table:table-cell/>
          <table:table-cell table:formula="of:=(-1)*[.C44]" office:value-type="float" office:value="101.8418655699" calcext:value-type="float">
            <text:p>1.018418655699E+02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TEARDROP AVG CHORD-LENGTH (mm) <text:s text:c="2"/></text:p>
          </table:table-cell>
          <table:table-cell office:value-type="float" office:value="-0.01340377277834" calcext:value-type="float">
            <text:p>-1.34E-02</text:p>
          </table:table-cell>
          <table:table-cell/>
          <table:table-cell table:formula="of:=(-1)*[.C45]" office:value-type="float" office:value="0.01340377277834" calcext:value-type="float">
            <text:p>1.340377277834E-02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TEARDROP SUM CHORD-ERROR <text:s/>(mm) <text:s text:c="2"/></text:p>
          </table:table-cell>
          <table:table-cell office:value-type="float" office:value="-0.00714080716286" calcext:value-type="float">
            <text:p>-7.14E-03</text:p>
          </table:table-cell>
          <table:table-cell/>
          <table:table-cell table:formula="of:=(-1)*[.C46]" office:value-type="float" office:value="0.00714080716286" calcext:value-type="float">
            <text:p>7.140807162860E-03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TEARDROP AVG CHORD-ERROR <text:s/>(mm) <text:s text:c="2"/></text:p>
          </table:table-cell>
          <table:table-cell office:value-type="float" office:value="-0.0000009398272128007" calcext:value-type="float">
            <text:p>-9.40E-07</text:p>
          </table:table-cell>
          <table:table-cell/>
          <table:table-cell table:formula="of:=(-1)*[.C47]" office:value-type="float" office:value="0.0000009398272128007" calcext:value-type="float">
            <text:p>9.398272128007E-07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TEARDROP EFFICIENCY ERROR/CHORD <text:s/></text:p>
          </table:table-cell>
          <table:table-cell office:value-type="float" office:value="-0.00007011661778683" calcext:value-type="float">
            <text:p>-7.01E-05</text:p>
          </table:table-cell>
          <table:table-cell/>
          <table:table-cell table:formula="of:=(-1)*[.C48]" office:value-type="float" office:value="0.00007011661778683" calcext:value-type="float">
            <text:p>7.011661778683E-05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TEARDROP SUM ARC-LENGTH <text:s text:c="2"/>(mm) <text:s text:c="2"/></text:p>
          </table:table-cell>
          <table:table-cell office:value-type="float" office:value="-101.8418673355" calcext:value-type="float">
            <text:p>-1.02E+02</text:p>
          </table:table-cell>
          <table:table-cell/>
          <table:table-cell table:formula="of:=(-1)*[.C49]" office:value-type="float" office:value="101.8418673355" calcext:value-type="float">
            <text:p>1.018418673355E+02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TEARDROP AVG ARC-LENGTH <text:s text:c="2"/>(mm) <text:s text:c="2"/></text:p>
          </table:table-cell>
          <table:table-cell office:value-type="float" office:value="-0.01340377301072" calcext:value-type="float">
            <text:p>-1.34E-02</text:p>
          </table:table-cell>
          <table:table-cell/>
          <table:table-cell table:formula="of:=(-1)*[.C50]" office:value-type="float" office:value="0.01340377301072" calcext:value-type="float">
            <text:p>1.340377301072E-02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TEARDROP SUM ARC-THETA <text:s text:c="3"/>(rad) <text:s/></text:p>
          </table:table-cell>
          <table:table-cell office:value-type="float" office:value="-4.71226880577" calcext:value-type="float">
            <text:p>-4.71E+00</text:p>
          </table:table-cell>
          <table:table-cell/>
          <table:table-cell table:formula="of:=(-1)*[.C51]" office:value-type="float" office:value="4.71226880577" calcext:value-type="float">
            <text:p>4.712268805770E+00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TEARDROP AVG ARC-THETA <text:s text:c="3"/>(rad) <text:s/></text:p>
          </table:table-cell>
          <table:table-cell office:value-type="float" office:value="-0.0006201985793327" calcext:value-type="float">
            <text:p>-6.20E-04</text:p>
          </table:table-cell>
          <table:table-cell/>
          <table:table-cell table:formula="of:=(-1)*[.C52]" office:value-type="float" office:value="0.0006201985793327" calcext:value-type="float">
            <text:p>6.201985793327E-04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TEARDROP SUM ARC-AREA <text:s text:c="4"/>(mm2) <text:s/></text:p>
          </table:table-cell>
          <table:table-cell office:value-type="float" office:value="-0.00006182290957317" calcext:value-type="float">
            <text:p>-6.18E-05</text:p>
          </table:table-cell>
          <table:table-cell/>
          <table:table-cell table:formula="of:=(-1)*[.C53]" office:value-type="float" office:value="0.00006182290957317" calcext:value-type="float">
            <text:p>6.182290957317E-05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TEARDROP AVG ARC-AREA <text:s text:c="4"/>(mm2) <text:s/></text:p>
          </table:table-cell>
          <table:table-cell office:value-type="float" office:value="-0.00000000813673461084" calcext:value-type="float">
            <text:p>-8.14E-09</text:p>
          </table:table-cell>
          <table:table-cell/>
          <table:table-cell table:formula="of:=(-1)*[.C54]" office:value-type="float" office:value="0.00000000813673461084" calcext:value-type="float">
            <text:p>8.136734610840E-09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TEARDROP EFFICIENCY AREA/ARC <text:s text:c="4"/></text:p>
          </table:table-cell>
          <table:table-cell office:value-type="float" office:value="-0.00007011661778683" calcext:value-type="float">
            <text:p>-7.01E-05</text:p>
          </table:table-cell>
          <table:table-cell/>
          <table:table-cell table:formula="of:=(-1)*[.C55]" office:value-type="float" office:value="0.00007011661778683" calcext:value-type="float">
            <text:p>7.011661778683E-05</text:p>
          </table:table-cell>
          <table:table-cell table:style-name="ce7"/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 office:value-type="date" office:date-value="2023-09-30T23:22:37.45" calcext:value-type="date">
            <text:p>2023-09-30 23:22:37</text:p>
          </table:table-cell>
          <table:table-cell table:style-name="Default" office:value-type="string" calcext:value-type="string">
            <text:p>Total program run duration <text:s text:c="2"/></text:p>
          </table:table-cell>
          <table:table-cell office:value-type="string" calcext:value-type="string">
            <text:p><text:s/>21.436404809 seconds. </text:p>
          </table:table-cell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TEARDROP (9) ALGORITHM EFFICIENCY STATISTICS 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TEARDROP TOT INTERPOLATED POINTS </text:p>
          </table:table-cell>
          <table:table-cell table:style-name="Default" office:value-type="float" office:value="-7347" calcext:value-type="float">
            <text:p>-7347</text:p>
          </table:table-cell>
          <table:table-cell/>
          <table:table-cell table:style-name="Default" table:formula="of:=(-1)*[.C61]" office:value-type="float" office:value="7347" calcext:value-type="float">
            <text:p>734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TEARDROP SUM CHORD-LENGTH (mm) <text:s text:c="2"/></text:p>
          </table:table-cell>
          <table:table-cell office:value-type="float" office:value="-101.8595666011" calcext:value-type="float">
            <text:p>-1.02E+02</text:p>
          </table:table-cell>
          <table:table-cell/>
          <table:table-cell table:formula="of:=(-1)*[.C62]" office:value-type="float" office:value="101.8595666011" calcext:value-type="float">
            <text:p>1.018595666011E+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TEARDROP AVG CHORD-LENGTH (mm) <text:s text:c="2"/></text:p>
          </table:table-cell>
          <table:table-cell office:value-type="float" office:value="-0.01386599055283" calcext:value-type="float">
            <text:p>-1.39E-02</text:p>
          </table:table-cell>
          <table:table-cell/>
          <table:table-cell table:formula="of:=(-1)*[.C63]" office:value-type="float" office:value="0.01386599055283" calcext:value-type="float">
            <text:p>1.386599055283E-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TEARDROP SUM CHORD-ERROR <text:s/>(mm) <text:s text:c="2"/></text:p>
          </table:table-cell>
          <table:table-cell office:value-type="float" office:value="-0.007336793707381" calcext:value-type="float">
            <text:p>-7.34E-03</text:p>
          </table:table-cell>
          <table:table-cell/>
          <table:table-cell table:formula="of:=(-1)*[.C64]" office:value-type="float" office:value="0.007336793707381" calcext:value-type="float">
            <text:p>7.336793707381E-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TEARDROP AVG CHORD-ERROR <text:s/>(mm) <text:s text:c="2"/></text:p>
          </table:table-cell>
          <table:table-cell office:value-type="float" office:value="-0.0000009987467611463" calcext:value-type="float">
            <text:p>-9.99E-07</text:p>
          </table:table-cell>
          <table:table-cell/>
          <table:table-cell table:formula="of:=(-1)*[.C65]" office:value-type="float" office:value="0.0000009987467611463" calcext:value-type="float">
            <text:p>9.987467611463E-0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TEARDROP EFFICIENCY ERROR/CHORD <text:s/></text:p>
          </table:table-cell>
          <table:table-cell office:value-type="float" office:value="-0.00007202851879506" calcext:value-type="float">
            <text:p>-7.20E-05</text:p>
          </table:table-cell>
          <table:table-cell/>
          <table:table-cell table:formula="of:=(-1)*[.C66]" office:value-type="float" office:value="0.00007202851879506" calcext:value-type="float">
            <text:p>7.202851879506E-0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TEARDROP SUM ARC-LENGTH <text:s text:c="2"/>(mm) <text:s text:c="2"/></text:p>
          </table:table-cell>
          <table:table-cell office:value-type="float" office:value="-101.8595646107" calcext:value-type="float">
            <text:p>-1.02E+02</text:p>
          </table:table-cell>
          <table:table-cell/>
          <table:table-cell table:formula="of:=(-1)*[.C67]" office:value-type="float" office:value="101.8595646107" calcext:value-type="float">
            <text:p>1.018595646107E+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TEARDROP AVG ARC-LENGTH <text:s text:c="2"/>(mm) <text:s text:c="2"/></text:p>
          </table:table-cell>
          <table:table-cell office:value-type="float" office:value="-0.01386599028188" calcext:value-type="float">
            <text:p>-1.39E-02</text:p>
          </table:table-cell>
          <table:table-cell/>
          <table:table-cell table:formula="of:=(-1)*[.C68]" office:value-type="float" office:value="0.01386599028188" calcext:value-type="float">
            <text:p>1.386599028188E-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TEARDROP SUM ARC-THETA <text:s text:c="3"/>(rad) <text:s/></text:p>
          </table:table-cell>
          <table:table-cell office:value-type="float" office:value="-4.712349787227" calcext:value-type="float">
            <text:p>-4.71E+00</text:p>
          </table:table-cell>
          <table:table-cell/>
          <table:table-cell table:formula="of:=(-1)*[.C69]" office:value-type="float" office:value="4.712349787227" calcext:value-type="float">
            <text:p>4.712349787227E+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TEARDROP AVG ARC-THETA <text:s text:c="3"/>(rad) <text:s/></text:p>
          </table:table-cell>
          <table:table-cell office:value-type="float" office:value="-0.0006414851330284" calcext:value-type="float">
            <text:p>-6.41E-04</text:p>
          </table:table-cell>
          <table:table-cell/>
          <table:table-cell table:formula="of:=(-1)*[.C70]" office:value-type="float" office:value="0.0006414851330284" calcext:value-type="float">
            <text:p>6.414851330284E-0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TEARDROP SUM ARC-AREA <text:s text:c="4"/>(mm2) <text:s/></text:p>
          </table:table-cell>
          <table:table-cell office:value-type="float" office:value="-0.00006781012634326" calcext:value-type="float">
            <text:p>-6.78E-05</text:p>
          </table:table-cell>
          <table:table-cell/>
          <table:table-cell table:formula="of:=(-1)*[.C71]" office:value-type="float" office:value="0.00006781012634326" calcext:value-type="float">
            <text:p>6.781012634326E-0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TEARDROP AVG ARC-AREA <text:s text:c="4"/>(mm2) <text:s/></text:p>
          </table:table-cell>
          <table:table-cell office:value-type="float" office:value="-0.000000009230891143923" calcext:value-type="float">
            <text:p>-9.23E-09</text:p>
          </table:table-cell>
          <table:table-cell/>
          <table:table-cell table:formula="of:=(-1)*[.C72]" office:value-type="float" office:value="0.000000009230891143923" calcext:value-type="float">
            <text:p>9.230891143923E-0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TEARDROP EFFICIENCY AREA/ARC <text:s text:c="4"/></text:p>
          </table:table-cell>
          <table:table-cell office:value-type="float" office:value="-0.00007202851879506" calcext:value-type="float">
            <text:p>-7.20E-05</text:p>
          </table:table-cell>
          <table:table-cell/>
          <table:table-cell table:formula="of:=(-1)*[.C73]" office:value-type="float" office:value="0.00007202851879506" calcext:value-type="float">
            <text:p>7.202851879506E-0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 office:value-type="date" office:date-value="2023-09-30T23:27:54.07" calcext:value-type="date">
            <text:p>2023-09-30 23:27:54</text:p>
          </table:table-cell>
          <table:table-cell table:style-name="Default" office:value-type="string" calcext:value-type="string">
            <text:p>Total program run duration <text:s text:c="2"/></text:p>
          </table:table-cell>
          <table:table-cell office:value-type="string" calcext:value-type="string">
            <text:p><text:s/>30.179451130 seconds. </text:p>
          </table:table-cell>
          <table:table-cell table:style-name="Default"/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TEARDROP (9) ALGORITHM EFFICIENCY STATISTICS 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TEARDROP TOT INTERPOLATED POINTS </text:p>
          </table:table-cell>
          <table:table-cell table:style-name="Default" office:value-type="float" office:value="-7347" calcext:value-type="float">
            <text:p>-7347</text:p>
          </table:table-cell>
          <table:table-cell/>
          <table:table-cell table:style-name="Default" table:formula="of:=(-1)*[.C80]" office:value-type="float" office:value="7347" calcext:value-type="float">
            <text:p>734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TEARDROP SUM CHORD-LENGTH (mm) <text:s text:c="2"/></text:p>
          </table:table-cell>
          <table:table-cell office:value-type="float" office:value="-101.8355608386" calcext:value-type="float">
            <text:p>-1.02E+02</text:p>
          </table:table-cell>
          <table:table-cell/>
          <table:table-cell table:formula="of:=(-1)*[.C81]" office:value-type="float" office:value="101.8355608386" calcext:value-type="float">
            <text:p>1.018355608386E+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TEARDROP AVG CHORD-LENGTH (mm) <text:s text:c="2"/></text:p>
          </table:table-cell>
          <table:table-cell office:value-type="float" office:value="-0.01386272268427" calcext:value-type="float">
            <text:p>-1.39E-02</text:p>
          </table:table-cell>
          <table:table-cell/>
          <table:table-cell table:formula="of:=(-1)*[.C82]" office:value-type="float" office:value="0.01386272268427" calcext:value-type="float">
            <text:p>1.386272268427E-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TEARDROP SUM CHORD-ERROR <text:s/>(mm) <text:s text:c="2"/></text:p>
          </table:table-cell>
          <table:table-cell office:value-type="float" office:value="-0.007335147000398" calcext:value-type="float">
            <text:p>-7.34E-03</text:p>
          </table:table-cell>
          <table:table-cell/>
          <table:table-cell table:formula="of:=(-1)*[.C83]" office:value-type="float" office:value="0.007335147000398" calcext:value-type="float">
            <text:p>7.335147000398E-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TEARDROP AVG CHORD-ERROR <text:s/>(mm) <text:s text:c="2"/></text:p>
          </table:table-cell>
          <table:table-cell office:value-type="float" office:value="-0.0000009985225973861" calcext:value-type="float">
            <text:p>-9.99E-07</text:p>
          </table:table-cell>
          <table:table-cell/>
          <table:table-cell table:formula="of:=(-1)*[.C84]" office:value-type="float" office:value="0.0000009985225973861" calcext:value-type="float">
            <text:p>9.985225973861E-0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TEARDROP EFFICIENCY ERROR/CHORD <text:s/></text:p>
          </table:table-cell>
          <table:table-cell office:value-type="float" office:value="-0.00007202932786929" calcext:value-type="float">
            <text:p>-7.20E-05</text:p>
          </table:table-cell>
          <table:table-cell/>
          <table:table-cell table:formula="of:=(-1)*[.C85]" office:value-type="float" office:value="0.00007202932786929" calcext:value-type="float">
            <text:p>7.202932786929E-0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TEARDROP SUM ARC-LENGTH <text:s text:c="2"/>(mm) <text:s text:c="2"/></text:p>
          </table:table-cell>
          <table:table-cell office:value-type="float" office:value="-101.8355654409" calcext:value-type="float">
            <text:p>-1.02E+02</text:p>
          </table:table-cell>
          <table:table-cell/>
          <table:table-cell table:formula="of:=(-1)*[.C86]" office:value-type="float" office:value="101.8355654409" calcext:value-type="float">
            <text:p>1.018355654409E+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TEARDROP AVG ARC-LENGTH <text:s text:c="2"/>(mm) <text:s text:c="2"/></text:p>
          </table:table-cell>
          <table:table-cell office:value-type="float" office:value="-0.01386272331077" calcext:value-type="float">
            <text:p>-1.39E-02</text:p>
          </table:table-cell>
          <table:table-cell/>
          <table:table-cell table:formula="of:=(-1)*[.C87]" office:value-type="float" office:value="0.01386272331077" calcext:value-type="float">
            <text:p>1.386272331077E-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TEARDROP SUM ARC-THETA <text:s text:c="3"/>(rad) <text:s/></text:p>
          </table:table-cell>
          <table:table-cell office:value-type="float" office:value="-4.712123379377" calcext:value-type="float">
            <text:p>-4.71E+00</text:p>
          </table:table-cell>
          <table:table-cell/>
          <table:table-cell table:formula="of:=(-1)*[.C88]" office:value-type="float" office:value="4.712123379377" calcext:value-type="float">
            <text:p>4.712123379377E+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TEARDROP AVG ARC-THETA <text:s text:c="3"/>(rad) <text:s/></text:p>
          </table:table-cell>
          <table:table-cell office:value-type="float" office:value="-0.0006414543124663" calcext:value-type="float">
            <text:p>-6.41E-04</text:p>
          </table:table-cell>
          <table:table-cell/>
          <table:table-cell table:formula="of:=(-1)*[.C89]" office:value-type="float" office:value="0.0006414543124663" calcext:value-type="float">
            <text:p>6.414543124663E-0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TEARDROP SUM ARC-AREA <text:s text:c="4"/>(mm2) <text:s/></text:p>
          </table:table-cell>
          <table:table-cell office:value-type="float" office:value="-0.00006777759239889" calcext:value-type="float">
            <text:p>-6.78E-05</text:p>
          </table:table-cell>
          <table:table-cell/>
          <table:table-cell table:formula="of:=(-1)*[.C90]" office:value-type="float" office:value="0.00006777759239889" calcext:value-type="float">
            <text:p>6.777759239889E-0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TEARDROP AVG ARC-AREA <text:s text:c="4"/>(mm2) <text:s/></text:p>
          </table:table-cell>
          <table:table-cell office:value-type="float" office:value="-0.000000009226462346704" calcext:value-type="float">
            <text:p>-9.23E-09</text:p>
          </table:table-cell>
          <table:table-cell/>
          <table:table-cell table:formula="of:=(-1)*[.C91]" office:value-type="float" office:value="0.000000009226462346704" calcext:value-type="float">
            <text:p>9.226462346704E-0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TEARDROP EFFICIENCY AREA/ARC <text:s text:c="4"/></text:p>
          </table:table-cell>
          <table:table-cell office:value-type="float" office:value="-0.00007202932786929" calcext:value-type="float">
            <text:p>-7.20E-05</text:p>
          </table:table-cell>
          <table:table-cell/>
          <table:table-cell table:formula="of:=(-1)*[.C92]" office:value-type="float" office:value="0.00007202932786929" calcext:value-type="float">
            <text:p>7.202932786929E-0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 office:value-type="date" office:date-value="2023-09-30T23:34:59.77" calcext:value-type="date">
            <text:p>2023-09-30 23:34:59</text:p>
          </table:table-cell>
          <table:table-cell table:style-name="Default" office:value-type="string" calcext:value-type="string">
            <text:p>Total program run duration <text:s text:c="2"/></text:p>
          </table:table-cell>
          <table:table-cell office:value-type="string" calcext:value-type="string">
            <text:p><text:s/>34.598584633 seconds. </text:p>
          </table:table-cell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HAMDULILLAH 3 TIMES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2">
      <number:scientific-number number:decimal-places="9" loext:min-decimal-places="9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/00/0000</text:date>, <text:time style:data-style-name="N2" text:time-value="13:28:12.6338937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2T05:58:41.718639903</meta:creation-date>
    <dc:date>2023-10-02T13:48:11.799303220</dc:date>
    <meta:editing-duration>PT5H51M58S</meta:editing-duration>
    <meta:editing-cycles>18</meta:editing-cycles>
    <meta:generator>LibreOffice/6.4.7.2$Linux_X86_64 LibreOffice_project/40$Build-2</meta:generator>
    <meta:document-statistic meta:table-count="1" meta:cell-count="330" meta:object-count="0"/>
  </office:meta>
</office:document-meta>
</file>